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Standard" style:list-style-name="L1">
      <style:text-properties officeooo:rsid="001355bc" officeooo:paragraph-rsid="001355bc"/>
    </style:style>
    <style:style style:name="P5" style:family="paragraph" style:parent-style-name="Standard" style:list-style-name="L1">
      <style:text-properties officeooo:rsid="00147252" officeooo:paragraph-rsid="00147252"/>
    </style:style>
    <style:style style:name="P6" style:family="paragraph" style:parent-style-name="Header">
      <style:text-properties officeooo:rsid="000c0ed4" officeooo:paragraph-rsid="000c0ed4"/>
    </style:style>
    <style:style style:name="T1" style:family="text">
      <style:text-properties officeooo:rsid="0015a22f"/>
    </style:style>
    <style:style style:name="T2" style:family="text">
      <style:text-properties officeooo:rsid="0015a986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 ** <text:span text:style-name="T2">check later</text:span></text:p>
        </text:list-item>
        <text:list-item>
          <text:p text:style-name="P4">True</text:p>
        </text:list-item>
        <text:list-item>
          <text:p text:style-name="P5">False</text:p>
        </text:list-item>
        <text:list-item>
          <text:p text:style-name="P5"><text:s/><text:span text:style-name="T1">Fal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7:20:28.691234962</dc:date>
    <meta:editing-duration>PT2H43M36S</meta:editing-duration>
    <meta:editing-cycles>11</meta:editing-cycles>
    <meta:document-statistic meta:table-count="0" meta:image-count="0" meta:object-count="0" meta:page-count="1" meta:paragraph-count="7" meta:word-count="22" meta:character-count="110" meta:non-whitespace-character-count="97"/>
  </office:meta>
</office:document-meta>
</file>